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us Event and Resource Management System</text:p>
      <text:p text:style-name="P1">Logical Design and Normalized Schema</text:p>
      <text:p text:style-name="P1">Student Name</text:p>
      <text:p text:style-name="P1">January 1, 2026</text:p>
      <text:p text:style-name="P1"/>
      <text:p text:style-name="P1"/>
      <text:p text:style-name="P2"/>
      <text:p text:style-name="P3">Relational Schema Design</text:p>
      <text:p text:style-name="P4"/>
      <text:p text:style-name="P4">Write your schema here.</text:p>
      <text:p text:style-name="P4"/>
      <text:p text:style-name="P3">Functional Dependencies</text:p>
      <text:p text:style-name="P3"/>
      <text:p text:style-name="P4">Write your schema with the functional dependencies here.</text:p>
      <text:p text:style-name="P4"/>
      <text:p text:style-name="P3">Normalization Analysis</text:p>
      <text:p text:style-name="P4"/>
      <text:p text:style-name="P4">Write your analysis and 3NF/BCNF schema here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son Powell</meta:initial-creator>
    <meta:editing-cycles>16</meta:editing-cycles>
    <meta:creation-date>2025-12-21T23:48:00</meta:creation-date>
    <dc:date>2025-12-26T17:27:56.445988400</dc:date>
    <meta:editing-duration>PT50M48S</meta:editing-duration>
    <meta:generator>LibreOffice/25.8.4.2$Windows_X86_64 LibreOffice_project/290daaa01b999472f0c7a3890eb6a550fd74c6df</meta:generator>
    <meta:document-statistic meta:table-count="0" meta:image-count="0" meta:object-count="0" meta:page-count="1" meta:paragraph-count="10" meta:word-count="42" meta:character-count="299" meta:non-whitespace-character-count="267"/>
    <meta:user-defined meta:name="AppVersion">16.0000</meta:user-defined>
    <meta:user-defined meta:name="GrammarlyDocumentId">13af930d-add3-43c4-b791-6124f1dd7f65</meta:user-defined>
    <meta:template xlink:type="simple" xlink:actuate="onRequest" xlink:title="Normal.dotm" xlink:href=""/>
  </office:meta>
</office:document-meta>
</file>